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YouYuan" svg:font-family="YouYuan" style:font-family-generic="modern" style:font-pitch="fixed"/>
    <style:font-face style:name="Gisha" svg:font-family="Gisha" style:font-family-generic="swiss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7555in" style:use-optimal-column-width="false"/>
    </style:style>
    <style:style style:name="TableColumn3" style:family="table-column">
      <style:table-column-properties style:column-width="5.4416in" style:use-optimal-column-width="false"/>
    </style:style>
    <style:style style:name="Table1" style:family="table" style:master-page-name="MP0">
      <style:table-properties style:width="10.1972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98in" fo:padding-bottom="0.15in" fo:padding-right="0.0798in"/>
    </style:style>
    <style:style style:name="P6" style:parent-style-name="Titre1" style:family="paragraph">
      <style:paragraph-properties fo:break-before="page"/>
    </style:style>
    <style:style style:name="TableCell7" style:family="table-cell">
      <style:table-cell-properties fo:border="none" style:writing-mode="lr-tb" fo:padding-top="0in" fo:padding-left="0.0798in" fo:padding-bottom="0.15in" fo:padding-right="0.0798in"/>
    </style:style>
    <style:style style:name="T8" style:parent-style-name="Policepardéfaut" style:family="text">
      <style:text-properties style:language-complex="fr" style:country-complex="FR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1.2423in" style:use-optimal-column-width="false"/>
    </style:style>
    <style:style style:name="TableColumn12" style:family="table-column">
      <style:table-column-properties style:column-width="1.3069in" style:use-optimal-column-width="false"/>
    </style:style>
    <style:style style:name="TableColumn13" style:family="table-column">
      <style:table-column-properties style:column-width="1.3069in" style:use-optimal-column-width="false"/>
    </style:style>
    <style:style style:name="TableColumn14" style:family="table-column">
      <style:table-column-properties style:column-width="1.3069in" style:use-optimal-column-width="false"/>
    </style:style>
    <style:style style:name="TableColumn15" style:family="table-column">
      <style:table-column-properties style:column-width="1.3069in" style:use-optimal-column-width="false"/>
    </style:style>
    <style:style style:name="TableColumn16" style:family="table-column">
      <style:table-column-properties style:column-width="1.3069in" style:use-optimal-column-width="false"/>
    </style:style>
    <style:style style:name="TableColumn17" style:family="table-column">
      <style:table-column-properties style:column-width="1.3069in" style:use-optimal-column-width="false"/>
    </style:style>
    <style:style style:name="TableColumn18" style:family="table-column">
      <style:table-column-properties style:column-width="1.3069in" style:use-optimal-column-width="false"/>
    </style:style>
    <style:style style:name="Table10" style:family="table">
      <style:table-properties style:width="10.3909in" fo:margin-left="-0.1993in" table:align="left"/>
    </style:style>
    <style:style style:name="TableRow19" style:family="table-row">
      <style:table-row-properties style:min-row-height="0.2916in" style:use-optimal-row-height="false"/>
    </style:style>
    <style:style style:name="TableCell20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P21" style:parent-style-name="Titre3" style:family="paragraph">
      <style:text-properties style:font-size-complex="11pt"/>
    </style:style>
    <style:style style:name="TableCell22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3" style:parent-style-name="Policepardéfaut" style:family="text">
      <style:text-properties style:font-size-complex="11pt" style:language-complex="fr" style:country-complex="FR"/>
    </style:style>
    <style:style style:name="TableCell24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5" style:parent-style-name="Policepardéfaut" style:family="text">
      <style:text-properties style:font-size-complex="11pt" style:language-complex="fr" style:country-complex="FR"/>
    </style:style>
    <style:style style:name="TableCell26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7" style:parent-style-name="Policepardéfaut" style:family="text">
      <style:text-properties style:font-size-complex="11pt" style:language-complex="fr" style:country-complex="FR"/>
    </style:style>
    <style:style style:name="TableCell28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9" style:parent-style-name="Policepardéfaut" style:family="text">
      <style:text-properties style:font-size-complex="11pt" style:language-complex="fr" style:country-complex="FR"/>
    </style:style>
    <style:style style:name="TableCell30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1" style:parent-style-name="Policepardéfaut" style:family="text">
      <style:text-properties style:font-size-complex="11pt" style:language-complex="fr" style:country-complex="FR"/>
    </style:style>
    <style:style style:name="TableCell32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3" style:parent-style-name="Policepardéfaut" style:family="text">
      <style:text-properties style:font-size-complex="11pt" style:language-complex="fr" style:country-complex="FR"/>
    </style:style>
    <style:style style:name="TableCell34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5" style:parent-style-name="Policepardéfaut" style:family="text">
      <style:text-properties style:font-size-complex="11pt" style:language-complex="fr" style:country-complex="FR"/>
    </style:style>
    <style:style style:name="TableRow36" style:family="table-row">
      <style:table-row-properties style:min-row-height="0.55in" style:use-optimal-row-height="false"/>
    </style:style>
    <style:style style:name="TableCell37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38" style:parent-style-name="Titre3" style:family="paragraph">
      <style:text-properties style:font-size-complex="11pt"/>
    </style:style>
    <style:style style:name="TableCell39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40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41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42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43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44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45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Row46" style:family="table-row">
      <style:table-row-properties style:min-row-height="0.55in" style:use-optimal-row-height="false"/>
    </style:style>
    <style:style style:name="TableCell47" style:family="table-cell">
      <style:table-cell-properties fo:border-top="0.0034in solid #595959" fo:border-left="0.0034in solid #595959" fo:border-bottom="0.0208in solid #4F81BD" fo:border-right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48" style:parent-style-name="Titre3" style:family="paragraph">
      <style:text-properties style:font-size-complex="11pt"/>
    </style:style>
    <style:style style:name="TableCell49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Cell50" style:family="table-cell">
      <style:table-cell-properties fo:border-top="0.0034in solid #595959" fo:border-left="0.0034in solid #595959" fo:border-bottom="0.0208in solid #4F81BD" fo:border-right="0.0034in solid #595959" style:writing-mode="lr-tb" fo:padding-top="0.0798in" fo:padding-left="0.0798in" fo:padding-bottom="0.0798in" fo:padding-right="0.0798in"/>
    </style:style>
    <style:style style:name="TableCell51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Cell52" style:family="table-cell">
      <style:table-cell-properties fo:border-top="0.0034in solid #595959" fo:border-left="0.0034in solid #595959" fo:border-bottom="0.0208in solid #4F81BD" fo:border-right="0.0034in solid #595959" style:writing-mode="lr-tb" fo:padding-top="0.0798in" fo:padding-left="0.0798in" fo:padding-bottom="0.0798in" fo:padding-right="0.0798in"/>
    </style:style>
    <style:style style:name="TableCell53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Cell54" style:family="table-cell">
      <style:table-cell-properties fo:border-top="0.0034in solid #595959" fo:border-left="0.0034in solid #595959" fo:border-bottom="0.0208in solid #4F81BD" fo:border-right="0.0034in solid #595959" style:writing-mode="lr-tb" fo:padding-top="0.0798in" fo:padding-left="0.0798in" fo:padding-bottom="0.0798in" fo:padding-right="0.0798in"/>
    </style:style>
    <style:style style:name="TableCell55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Row56" style:family="table-row">
      <style:table-row-properties style:min-row-height="0.55in" style:use-optimal-row-height="false"/>
    </style:style>
    <style:style style:name="TableCell57" style:family="table-cell">
      <style:table-cell-properties fo:border-top="0.0208in solid #4F81BD" fo:border-left="0.0034in solid #595959" fo:border-bottom="0.0034in solid #595959" fo:border-right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58" style:parent-style-name="Titre3" style:family="paragraph">
      <style:text-properties style:font-size-complex="11pt"/>
    </style:style>
    <style:style style:name="TableCell59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0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1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2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3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4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5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Row66" style:family="table-row">
      <style:table-row-properties style:min-row-height="0.55in" style:use-optimal-row-height="false"/>
    </style:style>
    <style:style style:name="TableCell67" style:family="table-cell">
      <style:table-cell-properties fo:border-top="0.0208in solid #4F81BD" fo:border-left="0.0034in solid #595959" fo:border-bottom="0.0034in solid #595959" fo:border-right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68" style:parent-style-name="Titre3" style:family="paragraph">
      <style:text-properties style:font-size-complex="11pt"/>
    </style:style>
    <style:style style:name="TableCell69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Cell70" style:family="table-cell">
      <style:table-cell-properties fo:border-top="0.0208in solid #4F81BD" fo:border-left="0.0034in solid #595959" fo:border-bottom="0.0034in solid #595959" fo:border-right="0.0034in solid #595959" style:writing-mode="lr-tb" fo:padding-top="0.0798in" fo:padding-left="0.0798in" fo:padding-bottom="0.0798in" fo:padding-right="0.0798in"/>
    </style:style>
    <style:style style:name="TableCell71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Cell72" style:family="table-cell">
      <style:table-cell-properties fo:border-top="0.0208in solid #4F81BD" fo:border-left="0.0034in solid #595959" fo:border-bottom="0.0034in solid #595959" fo:border-right="0.0034in solid #595959" style:writing-mode="lr-tb" fo:padding-top="0.0798in" fo:padding-left="0.0798in" fo:padding-bottom="0.0798in" fo:padding-right="0.0798in"/>
    </style:style>
    <style:style style:name="TableCell73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Cell74" style:family="table-cell">
      <style:table-cell-properties fo:border-top="0.0208in solid #4F81BD" fo:border-left="0.0034in solid #595959" fo:border-bottom="0.0034in solid #595959" fo:border-right="0.0034in solid #595959" style:writing-mode="lr-tb" fo:padding-top="0.0798in" fo:padding-left="0.0798in" fo:padding-bottom="0.0798in" fo:padding-right="0.0798in"/>
    </style:style>
    <style:style style:name="TableCell75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Row76" style:family="table-row">
      <style:table-row-properties style:min-row-height="0.55in" style:use-optimal-row-height="false"/>
    </style:style>
    <style:style style:name="TableCell77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78" style:parent-style-name="Titre3" style:family="paragraph">
      <style:text-properties style:font-size-complex="11pt"/>
    </style:style>
    <style:style style:name="TableCell79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80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81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82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83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84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85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Row86" style:family="table-row">
      <style:table-row-properties style:min-row-height="0.55in" style:use-optimal-row-height="false"/>
    </style:style>
    <style:style style:name="TableCell87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88" style:parent-style-name="Titre3" style:family="paragraph">
      <style:text-properties style:font-size-complex="11pt"/>
    </style:style>
    <style:style style:name="TableCell89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90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91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92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93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94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95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P96" style:parent-style-name="Normal" style:family="paragraph">
      <style:text-properties fo:font-size="10pt" style:font-size-asian="10pt"/>
    </style:style>
    <style:style style:name="T97" style:parent-style-name="Policepardéfaut" style:family="text">
      <style:text-properties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h text:style-name="P6" text:outline-level="1">Flower connect<text:s/></text:h>
          </table:table-cell>
          <table:table-cell table:style-name="TableCell7">
            <text:h text:style-name="Titre2" text:outline-level="2"><text:span text:style-name="T8">Semaine du 14 au 20</text:span></text:h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>
              <text:h text:style-name="P21" text:outline-level="3">Horaires</text:h>
            </table:table-cell>
            <table:table-cell table:style-name="TableCell22">
              <text:h text:style-name="Titre3" text:outline-level="3"><text:span text:style-name="T23">Lundi</text:span></text:h>
            </table:table-cell>
            <table:table-cell table:style-name="TableCell24">
              <text:h text:style-name="Titre3" text:outline-level="3"><text:span text:style-name="T25">Mardi</text:span></text:h>
            </table:table-cell>
            <table:table-cell table:style-name="TableCell26">
              <text:h text:style-name="Titre3" text:outline-level="3"><text:span text:style-name="T27">Mercredi</text:span></text:h>
            </table:table-cell>
            <table:table-cell table:style-name="TableCell28">
              <text:h text:style-name="Titre3" text:outline-level="3"><text:span text:style-name="T29">Jeudi</text:span></text:h>
            </table:table-cell>
            <table:table-cell table:style-name="TableCell30">
              <text:h text:style-name="Titre3" text:outline-level="3"><text:span text:style-name="T31">Vendredi</text:span></text:h>
            </table:table-cell>
            <table:table-cell table:style-name="TableCell32">
              <text:h text:style-name="Titre3" text:outline-level="3"><text:span text:style-name="T33">Samedi</text:span></text:h>
            </table:table-cell>
            <table:table-cell table:style-name="TableCell34">
              <text:h text:style-name="Titre3" text:outline-level="3"><text:span text:style-name="T35">Dimanche</text:span></text:h>
            </table:table-cell>
          </table:table-row>
        </table:table-header-rows>
        <table:table-row table:style-name="TableRow36">
          <table:table-cell table:style-name="TableCell37">
            <text:h text:style-name="P38" text:outline-level="3">8h45</text:h>
          </table:table-cell>
          <table:table-cell table:style-name="TableCell39">
            <text:p text:style-name="Normal">Cours</text:p>
          </table:table-cell>
          <table:table-cell table:style-name="TableCell40">
            <text:p text:style-name="Normal">Cours</text:p>
          </table:table-cell>
          <table:table-cell table:style-name="TableCell41">
            <text:p text:style-name="Normal">Cours</text:p>
          </table:table-cell>
          <table:table-cell table:style-name="TableCell42">
            <text:p text:style-name="Normal">Cours</text:p>
          </table:table-cell>
          <table:table-cell table:style-name="TableCell43">
            <text:p text:style-name="Normal">Cours</text:p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</table:table-row>
        <table:table-row table:style-name="TableRow46">
          <table:table-cell table:style-name="TableCell47">
            <text:h text:style-name="P48" text:outline-level="3">12h45</text:h>
          </table:table-cell>
          <table:table-cell table:style-name="TableCell49">
            <text:p text:style-name="Normal">Cours</text:p>
          </table:table-cell>
          <table:table-cell table:style-name="TableCell50">
            <text:p text:style-name="Normal">Cours</text:p>
          </table:table-cell>
          <table:table-cell table:style-name="TableCell51">
            <text:p text:style-name="Normal">Cours</text:p>
          </table:table-cell>
          <table:table-cell table:style-name="TableCell52">
            <text:p text:style-name="Normal">Cours</text:p>
          </table:table-cell>
          <table:table-cell table:style-name="TableCell53">
            <text:p text:style-name="Normal">Cours</text:p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</table:table-row>
        <table:table-row table:style-name="TableRow56">
          <table:table-cell table:style-name="TableCell57">
            <text:h text:style-name="P58" text:outline-level="3">13h00</text:h>
          </table:table-cell>
          <table:table-cell table:style-name="TableCell59">
            <text:p text:style-name="Normal">Pause</text:p>
          </table:table-cell>
          <table:table-cell table:style-name="TableCell60">
            <text:p text:style-name="Normal">Pause</text:p>
          </table:table-cell>
          <table:table-cell table:style-name="TableCell61">
            <text:p text:style-name="Normal">Pause</text:p>
          </table:table-cell>
          <table:table-cell table:style-name="TableCell62">
            <text:p text:style-name="Normal">Pause</text:p>
          </table:table-cell>
          <table:table-cell table:style-name="TableCell63">
            <text:p text:style-name="Normal">Pause</text:p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</table:table-row>
        <table:table-row table:style-name="TableRow66">
          <table:table-cell table:style-name="TableCell67">
            <text:h text:style-name="P68" text:outline-level="3">13h45</text:h>
          </table:table-cell>
          <table:table-cell table:style-name="TableCell69">
            <text:p text:style-name="Normal">-Mise en place du planning.</text:p>
            <text:p text:style-name="Normal">-Etude des sujets.</text:p>
          </table:table-cell>
          <table:table-cell table:style-name="TableCell70">
            <text:p text:style-name="Normal">-Mise en pratique des idées pour le projet dev.</text:p>
          </table:table-cell>
          <table:table-cell table:style-name="TableCell71">
            <text:p text:style-name="Normal"><text:s text:c="9"/></text:p>
            <text:p text:style-name="Normal"><text:s text:c="10"/>//</text:p>
          </table:table-cell>
          <table:table-cell table:style-name="TableCell72">
            <text:p text:style-name="Normal">-Etude du sujet infra.</text:p>
          </table:table-cell>
          <table:table-cell table:style-name="TableCell73">
            <text:p text:style-name="Normal">-Installation du serveur web en infra.</text:p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</table:table-row>
        <table:table-row table:style-name="TableRow76">
          <table:table-cell table:style-name="TableCell77">
            <text:h text:style-name="P78" text:outline-level="3">14h30</text:h>
          </table:table-cell>
          <table:table-cell table:style-name="TableCell79">
            <text:p text:style-name="Normal">-Création compte github</text:p>
            <text:p text:style-name="Normal">-Création compte drive.</text:p>
          </table:table-cell>
          <table:table-cell table:style-name="TableCell80">
            <text:p text:style-name="Normal">-Commencement de l’algorithme.</text:p>
          </table:table-cell>
          <table:table-cell table:style-name="TableCell81">
            <text:p text:style-name="Normal"><text:s text:c="6"/></text:p>
            <text:p text:style-name="Normal"><text:s text:c="9"/>//</text:p>
          </table:table-cell>
          <table:table-cell table:style-name="TableCell82">
            <text:p text:style-name="Normal">-installation de la vm adéquat.</text:p>
          </table:table-cell>
          <table:table-cell table:style-name="TableCell83">
            <text:p text:style-name="Normal">-recherche pour mettre une page sur apache.</text:p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</table:table-row>
        <table:table-row table:style-name="TableRow86">
          <table:table-cell table:style-name="TableCell87">
            <text:h text:style-name="P88" text:outline-level="3">15h00-18h00</text:h>
          </table:table-cell>
          <table:table-cell table:style-name="TableCell89">
            <text:p text:style-name="Normal">Préparation des idées pour les différents sujets + choix des plantes.</text:p>
          </table:table-cell>
          <table:table-cell table:style-name="TableCell90">
            <text:p text:style-name="Normal">-Résoudre le problème<text:s/>de la date pour algorithme.<text:s/></text:p>
          </table:table-cell>
          <table:table-cell table:style-name="TableCell91">
            <text:p text:style-name="Normal"><text:s/></text:p>
            <text:p text:style-name="Normal"/>
            <text:p text:style-name="Normal"><text:s text:c="8"/>//</text:p>
          </table:table-cell>
          <table:table-cell table:style-name="TableCell92">
            <text:p text:style-name="Normal">-Finition de l’algorithme.</text:p>
          </table:table-cell>
          <table:table-cell table:style-name="TableCell93">
            <text:p text:style-name="Normal"><text:s text:c="3"/></text:p>
            <text:p text:style-name="Normal"/>
            <text:p text:style-name="Normal"><text:s text:c="9"/>//</text:p>
          </table:table-cell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</table:table-row>
      </table:table>
      <text:p text:style-name="P96"/>
      <text:p text:style-name="Normal"><text:span text:style-name="T97">Nous n’avons pas eu de difficulté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YouYuan" svg:font-family="YouYuan" style:font-family-generic="modern" style:font-pitch="fixed"/>
    <style:font-face style:name="Gisha" svg:font-family="Gisha" style:font-family-generic="swiss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text-properties fo:font-weight="bold" style:font-weight-asian="bold" fo:font-size="16pt" style:font-size-asian="16pt" style:font-size-complex="16pt" fo:hyphenate="false"/>
    </style:style>
    <style:style style:name="Titre2" style:display-name="Titre 2" style:family="paragraph" style:parent-style-name="Titre1" style:next-style-name="Normal" style:default-outline-level="2">
      <style:paragraph-properties fo:text-align="end"/>
      <style:text-properties fo:color="#595959" fo:hyphenate="false"/>
    </style:style>
    <style:style style:name="Titre3" style:display-name="Titre 3" style:family="paragraph" style:parent-style-name="Normal" style:next-style-name="Normal" style:default-outline-level="3">
      <style:paragraph-properties fo:text-align="center"/>
      <style:text-properties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YouYuan" style:font-name-complex="Gisha" fo:font-style="italic" style:font-style-asian="italic" style:font-style-complex="italic" fo:color="#365F9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asian="YouYuan" style:font-name-complex="Gisha" fo:color="#365F9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YouYuan" style:font-name-complex="Gisha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YouYuan" style:font-name-complex="Gisha" fo:font-style="italic" style:font-style-asian="italic" style:font-style-complex="italic" fo:color="#243F6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-asian="YouYuan" style:font-name-complex="Gisha" fo:color="#272727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-asian="YouYuan" style:font-name-complex="Gisha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Titre1Car">
      <style:text-properties style:font-name="Century Gothic" fo:font-weight="normal" style:font-weight-asian="normal" fo:font-size="16pt" style:font-size-asian="16pt" style:font-size-complex="16pt"/>
    </style:style>
    <style:style style:name="Titre1Car" style:display-name="Titre 1 Car" style:family="text" style:parent-style-name="Policepardéfaut">
      <style:text-properties style:font-name="Century Gothic" fo:font-weight="bold" style:font-weight-asian="bold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entury Gothic" fo:font-weight="bold" style:font-weight-asian="bold" fo:color="#595959" fo:font-size="16pt" style:font-size-asian="16pt" style:font-size-complex="16pt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extedelespaceréservé" style:display-name="Texte de l'espace réservé" style:family="text" style:parent-style-name="Policepardéfaut">
      <style:text-properties fo:color="#595959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365F91" fo:padding="0.1388in" style:shadow="none" fo:margin-left="0.8in" fo:margin-right="0.8in">
        <style:tab-stops/>
      </style:paragraph-properties>
      <style:text-properties style:font-name-asian="YouYuan" style:font-name-complex="Gisha" fo:font-style="italic" style:font-style-asian="italic" style:font-style-complex="italic" fo:color="#365F91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1religne" style:display-name="Retrait 1re ligne" style:family="paragraph" style:parent-style-name="Corpsdetexte">
      <style:paragraph-properties fo:margin-bottom="0in" fo:text-indent="0.25in"/>
      <style:text-properties fo:hyphenate="false"/>
    </style:style>
    <style:style style:name="Retrait1religneCar" style:display-name="Retrait 1re ligne Car" style:family="text" style:parent-style-name="CorpsdetexteCar"/>
    <style:style style:name="Retraitcorpsdetexte" style:display-name="Retrait corps de text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/>
    <style:style style:name="Retraitcorpset1relig." style:display-name="Retrait corps et 1re lig." style:family="paragraph" style:parent-style-name="Retraitcorpsdetexte">
      <style:paragraph-properties fo:margin-bottom="0in" fo:margin-left="0.25in" fo:text-indent="0.25in">
        <style:tab-stops/>
      </style:paragraph-properties>
      <style:text-properties fo:hyphenate="false"/>
    </style:style>
    <style:style style:name="Retraitcorpset1relig.Car" style:display-name="Retrait corps et 1re lig. Car" style:family="text" style:parent-style-name="RetraitcorpsdetexteCar"/>
    <style:style style:name="Retraitcorpsdetexte2" style:display-name="Retrait corps de texte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/>
    <style:style style:name="Retraitcorpsdetexte3" style:display-name="Retrait corps de texte 3" style:family="paragraph" style:parent-style-name="Normal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F497D" style:font-size-complex="9pt" fo:hyphenate="false"/>
    </style:style>
    <style:style style:name="Formuledepolitesse" style:display-name="Formule de politess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/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/>
    <style:style style:name="Explorateurdedocuments" style:display-name="Explorateur de documents" style:family="paragraph" style:parent-style-name="Normal"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Signatureélectronique" style:display-name="Signature électronique" style:family="paragraph" style:parent-style-name="Normal">
      <style:text-properties fo:hyphenate="false"/>
    </style:style>
    <style:style style:name="SignatureélectroniqueCar" style:display-name="Signature électronique Car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destinataire" style:display-name="Adresse destinataire" style:family="paragraph" style:parent-style-name="Normal">
      <style:paragraph-properties fo:margin-left="2in">
        <style:tab-stops/>
      </style:paragraph-properties>
      <style:text-properties style:font-name-asian="YouYuan" style:font-name-complex="Gisha" fo:font-size="12pt" style:font-size-asian="12pt" style:font-size-complex="12pt" fo:hyphenate="false"/>
    </style:style>
    <style:style style:name="Adresseexpéditeur" style:display-name="Adresse expéditeur" style:family="paragraph" style:parent-style-name="Normal">
      <style:text-properties style:font-name-asian="YouYuan" style:font-name-complex="Gisha" style:font-size-complex="10pt"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basdepage" style:display-name="Note de bas de page" style:family="paragraph" style:parent-style-name="Normal"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Mot-dièse" style:display-name="Mot-dièse" style:family="text" style:parent-style-name="Policepardéfaut">
      <style:text-properties fo:color="#2B579A" fo:background-color="#E6E6E6"/>
    </style:style>
    <style:style style:name="Titre4Car" style:display-name="Titre 4 Car" style:family="text" style:parent-style-name="Policepardéfaut">
      <style:text-properties style:font-name="Century Gothic" style:font-name-asian="YouYuan" style:font-name-complex="Gisha" fo:font-style="italic" style:font-style-asian="italic" style:font-style-complex="italic" fo:color="#365F91"/>
    </style:style>
    <style:style style:name="Titre5Car" style:display-name="Titre 5 Car" style:family="text" style:parent-style-name="Policepardéfaut">
      <style:text-properties style:font-name="Century Gothic" style:font-name-asian="YouYuan" style:font-name-complex="Gisha" fo:color="#365F91"/>
    </style:style>
    <style:style style:name="Titre6Car" style:display-name="Titre 6 Car" style:family="text" style:parent-style-name="Policepardéfaut">
      <style:text-properties style:font-name="Century Gothic" style:font-name-asian="YouYuan" style:font-name-complex="Gisha" fo:color="#243F60"/>
    </style:style>
    <style:style style:name="Titre7Car" style:display-name="Titre 7 Car" style:family="text" style:parent-style-name="Policepardéfaut">
      <style:text-properties style:font-name="Century Gothic" style:font-name-asian="YouYuan" style:font-name-complex="Gisha" fo:font-style="italic" style:font-style-asian="italic" style:font-style-complex="italic" fo:color="#243F60"/>
    </style:style>
    <style:style style:name="Titre8Car" style:display-name="Titre 8 Car" style:family="text" style:parent-style-name="Policepardéfaut">
      <style:text-properties style:font-name="Century Gothic" style:font-name-asian="YouYuan" style:font-name-complex="Gisha" fo:color="#272727" style:font-size-complex="10.5pt"/>
    </style:style>
    <style:style style:name="Titre9Car" style:display-name="Titre 9 Car" style:family="text" style:parent-style-name="Policepardéfaut">
      <style:text-properties style:font-name="Century Gothic" style:font-name-asian="YouYuan" style:font-name-complex="Gisha" fo:font-style="italic" style:font-style-asian="italic" style:font-style-complex="italic" fo:color="#272727" style:font-size-complex="10.5pt"/>
    </style:style>
    <style:style style:name="AcronymeHTML" style:display-name="Acronyme HTML" style:family="text" style:parent-style-name="Policepardéfaut"/>
    <style:style style:name="AdresseHTML" style:display-name="Adresse HTML" style:family="paragraph" style:parent-style-name="Normal"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ExempleHTML" style:display-name="Exemple HTML" style:family="text" style:parent-style-name="Policepardéfaut">
      <style:text-properties style:font-name="Consolas" fo:font-size="12pt" style:font-size-asian="12pt" style:font-size-complex="12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VariableHTML" style:display-name="Variable HTML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-asian="YouYuan" style:font-name-complex="Gisha" fo:font-weight="bold" style:font-weight-asian="bold" style:font-weight-complex="bold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365F91"/>
    </style:style>
    <style:style style:name="Citationintense" style:display-name="Citation intens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365F9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365F91" fo:letter-spacing="0.0034in"/>
    </style:style>
    <style:style style:name="Numérodeligne" style:display-name="Numéro de ligne" style:family="text" style:parent-style-name="Policepardéfaut"/>
    <style:style style:name="Liste" style:display-name="Liste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">
      <style:text-properties fo:hyphenate="false"/>
    </style:style>
    <style:style style:name="Listeàpuces2" style:display-name="Liste à puces 2" style:family="paragraph" style:parent-style-name="Normal" style:list-style-name="LFO2">
      <style:text-properties fo:hyphenate="false"/>
    </style:style>
    <style:style style:name="Listeàpuces3" style:display-name="Liste à puces 3" style:family="paragraph" style:parent-style-name="Normal" style:list-style-name="LFO3">
      <style:text-properties fo:hyphenate="false"/>
    </style:style>
    <style:style style:name="Listeàpuces4" style:display-name="Liste à puces 4" style:family="paragraph" style:parent-style-name="Normal" style:list-style-name="LFO4">
      <style:text-properties fo:hyphenate="false"/>
    </style:style>
    <style:style style:name="Listeàpuces5" style:display-name="Liste à puces 5" style:family="paragraph" style:parent-style-name="Normal" style:list-style-name="LFO5"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393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589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0.786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 style:list-style-name="LFO6">
      <style:text-properties fo:hyphenate="false"/>
    </style:style>
    <style:style style:name="Listeànuméros2" style:display-name="Liste à numéros 2" style:family="paragraph" style:parent-style-name="Normal" style:list-style-name="LFO7">
      <style:text-properties fo:hyphenate="false"/>
    </style:style>
    <style:style style:name="Listeànuméros3" style:display-name="Liste à numéros 3" style:family="paragraph" style:parent-style-name="Normal" style:list-style-name="LFO8">
      <style:text-properties fo:hyphenate="false"/>
    </style:style>
    <style:style style:name="Listeànuméros4" style:display-name="Liste à numéros 4" style:family="paragraph" style:parent-style-name="Normal" style:list-style-name="LFO9">
      <style:text-properties fo:hyphenate="false"/>
    </style:style>
    <style:style style:name="Listeànuméros5" style:display-name="Liste à numéros 5" style:family="paragraph" style:parent-style-name="Normal" style:list-style-name="LFO10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Mention" style:display-name="Mention" style:family="text" style:parent-style-name="Policepardéfaut">
      <style:text-properties fo:color="#2B579A" fo:background-color="#E6E6E6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style:font-name-asian="YouYuan" style:font-name-complex="Gisha"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Century Gothic" style:font-name-asian="YouYuan" style:font-name-complex="Gisha" fo:font-size="12pt" style:font-size-asian="12pt" style:font-size-complex="12pt" fo:background-color="transparent"/>
    </style:style>
    <style:style style:name="Sansinterligne" style:display-name="Sans interligne" style:family="paragraph"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text-properties fo:hyphenate="false"/>
    </style:style>
    <style:style style:name="TitredenoteCar" style:display-name="Titre de note Car" style:family="text" style:parent-style-name="Policepardéfaut"/>
    <style:style style:name="Numérodepage" style:display-name="Numéro de page" style:family="text" style:parent-style-name="Policepardéfaut"/>
    <style:style style:name="Textebrut" style:display-name="Texte brut" style:family="paragraph" style:parent-style-name="Normal"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/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ar" style:display-name="Signature Car" style:family="text" style:parent-style-name="Policepardéfaut"/>
    <style:style style:name="Lienhypertexteactif" style:display-name="Lien hypertexte actif" style:family="text" style:parent-style-name="Policepardéfaut">
      <style:text-properties style:text-underline-type="single" style:text-underline-style="dotte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-asian="YouYuan" style:font-name-complex="Gisha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YouYuan" style:font-name-complex="Gisha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text-properties fo:hyphenate="false"/>
    </style:style>
    <style:style style:name="Titre" style:display-name="Titre" style:family="paragraph" style:parent-style-name="Normal" style:next-style-name="Normal">
      <style:text-properties style:font-name-asian="YouYuan" style:font-name-complex="Gisha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entury Gothic" style:font-name-asian="YouYuan" style:font-name-complex="Gisha" fo:letter-spacing="-0.0069in" style:letter-kerning="true" fo:font-size="28pt" style:font-size-asian="28pt" style:font-size-complex="28pt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-asian="YouYuan" style:font-name-complex="Gisha" fo:font-weight="bold" style:font-weight-asian="bold" style:font-weight-complex="bold" fo:font-size="12pt" style:font-size-asian="12pt" style:font-size-complex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fo:margin-top="0.1666in"/>
      <style:text-properties style:font-name-asian="YouYuan" style:font-name-complex="Gisha" fo:font-weight="normal" style:font-weight-asian="normal" fo:color="#365F91" fo:hyphenate="false"/>
    </style:style>
    <style:style style:name="Mentionnonrésolue" style:display-name="Mention non résolue" style:family="text" style:parent-style-name="Policepardéfaut">
      <style:text-properties fo:color="#595959" fo:background-color="#E6E6E6"/>
    </style:style>
    <text:list-style style:name="E" style:display-name="1 / 1.1 / 1.1.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ai" style:display-name="1 / a / i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ArticleSection" style:display-name="Article / Section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louis</dc:creator>
    <meta:creation-date>2019-01-15T18:26:00Z</meta:creation-date>
    <dc:date>2019-01-25T17:13:00Z</dc:date>
    <meta:template xlink:href="Programme%20hebdomadaire%20des%20devoirs" xlink:type="simple"/>
    <meta:editing-cycles>3</meta:editing-cycles>
    <meta:editing-duration>PT120S</meta:editing-duration>
    <meta:document-statistic meta:page-count="1" meta:paragraph-count="1" meta:word-count="126" meta:character-count="818" meta:row-count="5" meta:non-whitespace-character-count="693"/>
  </office:meta>
</office:document-meta>
</file>